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陳真   |  2019.10.06 01:55   |   <text:a xlink:type="simple" xlink:href="http://palinfo.habago.org/Entry?Command=Information_PrintForum&amp;iPage=1#FORUM37956"><text:span text:style-name="T1">#</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1">#</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1">#</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1">#</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1">#</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1">#</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1">#</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1">#</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1">#</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1">#</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